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1" style:family="text">
      <style:text-properties officeooo:rsid="00078a55"/>
    </style:style>
    <style:style style:name="T2" style:family="text">
      <style:text-properties officeooo:rsid="000963af"/>
    </style:style>
    <style:style style:name="T3" style:family="text">
      <style:text-properties fo:font-style="italic" officeooo:rsid="000963af" style:font-style-asian="italic" style:font-style-complex="italic"/>
    </style:style>
    <style:style style:name="T4" style:family="text">
      <style:text-properties fo:font-style="normal" officeooo:rsid="000963af" style:font-style-asian="normal" style:font-style-complex="normal"/>
    </style:style>
    <style:style style:name="T5" style:family="text">
      <style:text-properties fo:font-style="normal" officeooo:rsid="000b73c9" style:font-style-asian="normal" style:font-style-complex="normal"/>
    </style:style>
    <style:style style:name="T6" style:family="text">
      <style:text-properties fo:font-style="normal" fo:font-weight="normal" officeooo:rsid="000963af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0b1791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0b73c9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0c79bc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0ce977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0dca60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bold" officeooo:rsid="000963af" style:font-style-asian="normal" style:font-weight-asian="bold" style:font-style-complex="normal" style:font-weight-complex="bold"/>
    </style:style>
    <style:style style:name="T13" style:family="text">
      <style:text-properties fo:font-style="normal" fo:font-weight="bold" officeooo:rsid="000b1791" style:font-style-asian="normal" style:font-weight-asian="bold" style:font-style-complex="normal" style:font-weight-complex="bold"/>
    </style:style>
    <style:style style:name="T14" style:family="text">
      <style:text-properties fo:font-style="normal" fo:font-weight="bold" officeooo:rsid="000b73c9" style:font-style-asian="normal" style:font-weight-asian="bold" style:font-style-complex="normal" style:font-weight-complex="bold"/>
    </style:style>
    <style:style style:name="T15" style:family="text">
      <style:text-properties fo:font-style="normal" fo:font-weight="bold" officeooo:rsid="000c79bc" style:font-style-asian="normal" style:font-weight-asian="bold" style:font-style-complex="normal" style:font-weight-complex="bold"/>
    </style:style>
    <style:style style:name="T16" style:family="text">
      <style:text-properties fo:font-weight="bold" officeooo:rsid="00078a55" style:font-weight-asian="bold" style:font-weight-complex="bold"/>
    </style:style>
    <style:style style:name="T17" style:family="text">
      <style:text-properties fo:font-weight="bold" officeooo:rsid="000963af" style:font-weight-asian="bold" style:font-weight-complex="bold"/>
    </style:style>
    <style:style style:name="T18" style:family="text">
      <style:text-properties fo:font-weight="bold" officeooo:rsid="000c79bc" style:font-weight-asian="bold" style:font-weight-complex="bold"/>
    </style:style>
    <style:style style:name="T19" style:family="text">
      <style:text-properties officeooo:rsid="000c79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Manifiesto de los </text:span><text:span text:style-name="T4">arreglador</text:span><text:span text:style-name="T5">es</text:span></text:h>
      <text:p text:style-name="Text_20_body"><text:span text:style-name="T18">1. </text:span><text:span text:style-name="T16">Si está roto, ¡arréglalo! </text:span><text:span text:style-name="T1">Porque la solución de los problemas prácticos de cada día es la más bella forma de creatividad.</text:span></text:p>
      <text:p text:style-name="Text_20_body"><text:span text:style-name="T18">2. </text:span><text:span text:style-name="T16">Si no está roto, ¡mejóralo! </text:span><text:span text:style-name="T2">Una pequeña modificación inteligente puede mejorar cómo funciona algo </text:span><text:span text:style-name="T19">en</text:span><text:span text:style-name="T2"> los años venideros.</text:span></text:p>
      <text:p text:style-name="Text_20_body"><text:span text:style-name="T18">3. </text:span><text:span text:style-name="T17">Da</text:span><text:span text:style-name="T18">le</text:span><text:span text:style-name="T17"> a tus productos una vida más larga.</text:span><text:span text:style-name="T2"> Si duplicamos la vida de nuestras cosas, reducimos a la mitad lo que va al vertedero.</text:span></text:p>
      <text:p text:style-name="Text_20_body"><text:span text:style-name="T18">4. </text:span><text:span text:style-name="T17">Arreglar significa libertad e independencia.</text:span><text:span text:style-name="T2"> Como </text:span><text:span text:style-name="T4">arreglador</text:span><text:span text:style-name="T3">, </text:span><text:span text:style-name="T6">no tienes que preocuparte del desgaste natural. Nada permanece nuevo, así que olvida la perfección.</text:span></text:p>
      <text:p text:style-name="Text_20_body"><text:span text:style-name="T15">5. </text:span><text:span text:style-name="T12">Resístete a las modas y modernizaciones innecesarias.</text:span><text:span text:style-name="T6"> </text:span><text:span text:style-name="T7">Son el combustible de nuestra cultura de usar y tirar.</text:span></text:p>
      <text:p text:style-name="Text_20_body"><text:span text:style-name="T15">6. </text:span><text:span text:style-name="T13">No permitas a las empresas tratarte como un consumidor pasivo.</text:span><text:span text:style-name="T7"> Cada vez que gastamos dinero, votamos por los tipos de productos que queremos ver triunfar. Compra productos que puedan ser reparados.</text:span></text:p>
      <text:p text:style-name="Text_20_body"><text:span text:style-name="T15">7. </text:span><text:span text:style-name="T13">Una cosa arreglada es una cosa bella. </text:span><text:span text:style-name="T7">Cada arreglo, sea habilidoso o improvisado, tiene una historia.</text:span></text:p>
      <text:p text:style-name="Text_20_body"><text:span text:style-name="T15">8. </text:span><text:span text:style-name="T13">Si tienes una idea, empieza por poco y hazlo bueno. </text:span><text:span text:style-name="T7">Si está bien, crecerá a partir de ahí.</text:span></text:p>
      <text:p text:style-name="Text_20_body"><text:span text:style-name="T15">9. </text:span><text:span text:style-name="T13">Cultiva tu curiosidad. Sigue intentando cosas que no has intentado antes. </text:span><text:span text:style-name="T7">Es bueno para tu cerebro y tu espíritu. No tengas miedo a fallar, hace el éxito más dulce.</text:span></text:p>
      <text:p text:style-name="Text_20_body"><text:span text:style-name="T15">10. </text:span><text:span text:style-name="T13">La gente es infinitamente diversa. Los productos también deben serlo.</text:span><text:span text:style-name="T7"> </text:span><text:span text:style-name="T8">Cualquier cosa puede ser mejorada o adaptada. </text:span></text:p>
      <text:p text:style-name="Text_20_body"><text:span text:style-name="T15">11. </text:span><text:span text:style-name="T14">Que algo sea desechable es una opción, no una característica física. </text:span><text:span text:style-name="T8">Los plásticos no son el demonio, pero </text:span><text:span text:style-name="T11">los</text:span><text:span text:style-name="T8"> estamos usando mal. Trátalos con respeto. </text:span></text:p>
      <text:p text:style-name="Text_20_body"><text:span text:style-name="T15">12. </text:span><text:span text:style-name="T14">Comparte tus ideas, tu entusiasmo y tus habilidades. </text:span><text:span text:style-name="T8">Si has descubierto el placer de arreglar, pásalo. Es un regalo para toda la vida.</text:span></text:p>
      <text:p text:style-name="Text_20_body"><text:span text:style-name="T8">De los inventores de </text:span><text:a xlink:type="simple" xlink:href="https://sugru.com/"><text:span text:style-name="T8">sugru</text:span></text:a><text:span text:style-name="T8">. El mérito de la inspiración es del manifiesto de la reparación de </text:span><text:a xlink:type="simple" xlink:href="http://www.platform21.nl/"><text:span text:style-name="T8">Platform 21</text:span></text:a><text:span text:style-name="T8">, </text:span><text:a xlink:type="simple" xlink:href="http://www.ifixit.com/"><text:span text:style-name="T8">ifixit</text:span></text:a><text:span text:style-name="T8">, </text:span><text:a xlink:type="simple" xlink:href="http://shop.holstee.com/pages/about"><text:span text:style-name="T8">Holstee</text:span></text:a><text:span text:style-name="T8"> y el </text:span><text:a xlink:type="simple" xlink:href="http://www.brepettis.com/blog/2009/3/3/the-cult-of-done-manifesto.html"><text:span text:style-name="T8">Cult of Done</text:span></text:a><text:span text:style-name="T8">. </text:span><text:span text:style-name="T9">Traducido al español por </text:span><text:span text:style-name="T10">Emilio Cano (@emiliocanod)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er" style:next-style-name="Text_20_body" style:default-outline-level="1" style:list-style-name="" style:class="text">
      <style:text-properties style:font-name="Times New Roman" fo:font-size="24pt" fo:font-weight="bold" style:font-name-asian="DejaVu Sans" style:font-size-asian="24pt" style:font-weight-asian="bold" style:font-name-complex="Lohit Hindi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ilio </meta:initial-creator>
    <meta:creation-date>2012-11-21T20:06:18</meta:creation-date>
    <dc:date>2013-01-08T18:58:01.27</dc:date>
    <meta:editing-duration>PT1H8S</meta:editing-duration>
    <meta:editing-cycles>4</meta:editing-cycles>
    <meta:generator>LibreOffice/3.6$Windows_x86 LibreOffice_project/58f22d5-270d05a-e2abed1-ea17a85-9b5702</meta:generator>
    <meta:document-statistic meta:table-count="0" meta:image-count="0" meta:object-count="0" meta:page-count="1" meta:paragraph-count="14" meta:word-count="310" meta:character-count="1854" meta:non-whitespace-character-count="1555"/>
  </office:meta>
</office:document-meta>
</file>